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9 de Jun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Servicio de Festejo con motivo de celebración del día del Padre.,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RVICIOS IMPECA Y.V,C.A, RIF: J-31302728-6, por un monto de Bs. 4.592,00, ubicada en Sector 23 Enero Avenida Libertador Edificio Yoanclemori piso N° 1 Ofic N° 2 frente a Res. El Tama, MATURIN ESTADO MONAGAS
<text:line-break/>
<text:line-break/></text:p>
      <text:p text:style-name="P11"/>
      <text:p text:style-name="P5"><text:span text:style-name="T21">En Maturín, a los </text:span><text:span text:style-name="Fuente_20_de_20_párrafo_20_predeter."><text:span text:style-name="T17"><text:s/>nueve (09)</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